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ans" fo:font-weight="normal" officeooo:rsid="00124619" officeooo:paragraph-rsid="0012b67f" style:font-weight-asian="normal" style:font-weight-complex="normal"/>
    </style:style>
    <style:style style:name="P2" style:family="paragraph" style:parent-style-name="Standard">
      <style:text-properties style:font-name="Noto Sans" fo:font-weight="normal" officeooo:rsid="00124619" officeooo:paragraph-rsid="0016c365" style:font-weight-asian="normal" style:font-weight-complex="normal"/>
    </style:style>
    <style:style style:name="P3" style:family="paragraph" style:parent-style-name="Standard">
      <style:text-properties style:font-name="Noto Sans" fo:font-weight="normal" officeooo:paragraph-rsid="0016c365" style:font-weight-asian="normal" style:font-weight-complex="normal"/>
    </style:style>
    <style:style style:name="P4" style:family="paragraph" style:parent-style-name="Standard">
      <style:text-properties style:font-name="Noto Sans" fo:font-style="normal" fo:font-weight="normal" officeooo:rsid="001cab6c" officeooo:paragraph-rsid="001cab6c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Noto Sans" fo:font-style="italic" fo:font-weight="normal" officeooo:rsid="001e63e4" officeooo:paragraph-rsid="001e63e4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Noto Sans" fo:font-style="normal" fo:font-weight="normal" officeooo:rsid="002afd31" officeooo:paragraph-rsid="002afd31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Noto Sans" fo:font-style="normal" fo:font-weight="normal" officeooo:rsid="002cc262" officeooo:paragraph-rsid="00345e2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Noto Sans" fo:font-style="normal" fo:font-weight="normal" officeooo:rsid="003b08f6" officeooo:paragraph-rsid="003b08f6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Noto Sans" fo:font-style="normal" fo:font-weight="normal" officeooo:rsid="00412f2b" officeooo:paragraph-rsid="00412f2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Noto Sans" fo:font-style="normal" fo:font-weight="normal" officeooo:rsid="0048991f" officeooo:paragraph-rsid="0048991f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Noto Sans" fo:font-size="10pt" fo:font-style="italic" fo:font-weight="normal" officeooo:rsid="002cc262" officeooo:paragraph-rsid="0036f0e1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text-properties style:font-name="Noto Sans" fo:font-style="normal" fo:font-weight="normal" officeooo:rsid="002d02bd" officeooo:paragraph-rsid="002d02b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officeooo:paragraph-rsid="0046e53a"/>
    </style:style>
    <style:style style:name="P14" style:family="paragraph" style:parent-style-name="Standard">
      <style:text-properties style:font-name="Noto Sans" fo:font-style="normal" fo:font-weight="normal" officeooo:rsid="00426c0e" officeooo:paragraph-rsid="00426c0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Noto Sans" fo:font-style="italic" fo:font-weight="normal" officeooo:rsid="00426c0e" officeooo:paragraph-rsid="00426c0e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style:font-name="Noto Sans" fo:font-style="normal" fo:font-weight="normal" officeooo:rsid="001cab6c" officeooo:paragraph-rsid="001e63e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Noto Sans" fo:font-style="normal" fo:font-weight="normal" officeooo:rsid="001cab6c" officeooo:paragraph-rsid="00258fe5" style:font-style-asian="normal" style:font-weight-asian="normal" style:font-style-complex="normal" style:font-weight-complex="normal"/>
    </style:style>
    <style:style style:name="T1" style:family="text">
      <style:text-properties officeooo:rsid="0012b67f"/>
    </style:style>
    <style:style style:name="T2" style:family="text">
      <style:text-properties fo:font-style="italic" officeooo:rsid="0012b67f" style:font-style-asian="italic" style:font-style-complex="italic"/>
    </style:style>
    <style:style style:name="T3" style:family="text">
      <style:text-properties fo:font-style="italic" officeooo:rsid="0016c365" style:font-style-asian="italic" style:font-style-complex="italic"/>
    </style:style>
    <style:style style:name="T4" style:family="text">
      <style:text-properties fo:font-style="italic" officeooo:rsid="001851a3" style:font-style-asian="italic" style:font-style-complex="italic"/>
    </style:style>
    <style:style style:name="T5" style:family="text">
      <style:text-properties fo:font-style="italic" officeooo:rsid="00144752" style:font-style-asian="italic" style:font-style-complex="italic"/>
    </style:style>
    <style:style style:name="T6" style:family="text">
      <style:text-properties officeooo:rsid="00144752"/>
    </style:style>
    <style:style style:name="T7" style:family="text">
      <style:text-properties officeooo:rsid="0014cd77"/>
    </style:style>
    <style:style style:name="T8" style:family="text">
      <style:text-properties fo:font-style="italic" officeooo:rsid="0014cd77" style:font-style-asian="italic" style:font-style-complex="italic"/>
    </style:style>
    <style:style style:name="T9" style:family="text">
      <style:text-properties fo:color="#000000" loext:opacity="100%" fo:font-size="12pt" fo:font-style="italic" style:font-style-asian="italic" style:font-style-complex="italic"/>
    </style:style>
    <style:style style:name="T10" style:family="text">
      <style:text-properties fo:font-style="normal" officeooo:rsid="001a0afe" style:font-style-asian="normal" style:font-style-complex="normal"/>
    </style:style>
    <style:style style:name="T11" style:family="text">
      <style:text-properties fo:font-style="italic" officeooo:rsid="001a0afe" style:font-style-asian="italic" style:font-style-complex="italic"/>
    </style:style>
    <style:style style:name="T12" style:family="text">
      <style:text-properties fo:font-style="italic" officeooo:rsid="0026365c" style:font-style-asian="italic" style:font-style-complex="italic"/>
    </style:style>
    <style:style style:name="T13" style:family="text">
      <style:text-properties fo:font-style="italic" officeooo:rsid="002afd31" style:font-style-asian="italic" style:font-style-complex="italic"/>
    </style:style>
    <style:style style:name="T14" style:family="text">
      <style:text-properties officeooo:rsid="001a0af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2cc262"/>
    </style:style>
    <style:style style:name="T17" style:family="text">
      <style:text-properties officeooo:rsid="00332a4c"/>
    </style:style>
    <style:style style:name="T18" style:family="text">
      <style:text-properties officeooo:rsid="00345e2e"/>
    </style:style>
    <style:style style:name="T19" style:family="text">
      <style:text-properties officeooo:rsid="0034ca88"/>
    </style:style>
    <style:style style:name="T20" style:family="text">
      <style:text-properties officeooo:rsid="003848ba"/>
    </style:style>
    <style:style style:name="T21" style:family="text">
      <style:text-properties style:text-position="super 58%"/>
    </style:style>
    <style:style style:name="T22" style:family="text">
      <style:text-properties officeooo:rsid="003b9d11"/>
    </style:style>
    <style:style style:name="T23" style:family="text">
      <style:text-properties officeooo:rsid="003e724a"/>
    </style:style>
    <style:style style:name="T24" style:family="text">
      <style:text-properties officeooo:rsid="00492c25"/>
    </style:style>
    <style:style style:name="T25" style:family="text">
      <style:text-properties officeooo:rsid="0036f0e1"/>
    </style:style>
    <style:style style:name="T26" style:family="text">
      <style:text-properties officeooo:rsid="002d02bd"/>
    </style:style>
    <style:style style:name="T27" style:family="text">
      <style:text-properties officeooo:rsid="002e4546"/>
    </style:style>
    <style:style style:name="T28" style:family="text">
      <style:text-properties style:font-name="Noto Sans" fo:font-style="italic" fo:font-weight="normal" officeooo:rsid="002d02bd" style:font-style-asian="italic" style:font-weight-asian="normal" style:font-style-complex="italic" style:font-weight-complex="normal"/>
    </style:style>
    <style:style style:name="T29" style:family="text">
      <style:text-properties style:font-name="Noto Sans" fo:font-style="italic" style:text-underline-style="none" fo:font-weight="bold" officeooo:rsid="002d02bd" style:font-style-asian="italic" style:font-weight-asian="bold" style:font-style-complex="italic" style:font-weight-complex="bold"/>
    </style:style>
    <style:style style:name="T30" style:family="text">
      <style:text-properties style:font-name="Noto Sans" fo:font-style="italic" style:text-underline-style="none" fo:font-weight="normal" officeooo:rsid="002d02bd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4a719f"/>
    </style:style>
    <style:style style:name="T37" style:family="text">
      <style:text-properties officeooo:rsid="001e63e4"/>
    </style:style>
    <style:style style:name="T38" style:family="text">
      <style:text-properties style:text-position="33% 8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reparation:</text:p>
      <text:p text:style-name="P2"><text:span text:style-name="T1">1. Animal weight – prepare drugs -&gt; </text:span><text:span text:style-name="T2">Buprenorphine (ml)</text:span><text:span text:style-name="T1">, </text:span><text:span text:style-name="T2">Metacam </text:span><text:span text:style-name="T3">{Pick up 20 ml August 26 13:00 PM}</text:span><text:span text:style-name="T1"> (ml), </text:span><text:span text:style-name="T2">Lidocaine </text:span><text:span text:style-name="T3">{Pick up 100 ml August 26 13:00 PM}</text:span><text:span text:style-name="T2"> (ml)</text:span><text:span text:style-name="T1">, </text:span><text:span text:style-name="T2">Saline </text:span><text:span text:style-name="T4">{}</text:span><text:span text:style-name="T2">(ml)</text:span><text:span text:style-name="T1"> </text:span></text:p>
      <text:p text:style-name="P3"><text:span text:style-name="T1">2. Equipment – </text:span><text:span text:style-name="T5">Isoflurane</text:span><text:span text:style-name="T6">, book Anesthesia machine, </text:span><text:span text:style-name="T1">Sx tools, </text:span><text:span text:style-name="T6">Sx Drill, Stereotax, </text:span><text:span text:style-name="T7">Stereotax handles, </text:span><text:span text:style-name="T8">Microscope </text:span><text:span text:style-name="T3">(optocore facility in rat sx suite – </text:span><text:span text:style-name="T9">B306</text:span><text:span text:style-name="T3">)</text:span><text:span text:style-name="T7">,</text:span><text:span text:style-name="T8"> </text:span><text:span text:style-name="T10">Viral vectors</text:span><text:span text:style-name="T11"> {Aliquot}, </text:span><text:span text:style-name="T12">Anchor Screws </text:span><text:span text:style-name="T13">(Ask Vicky)</text:span><text:span text:style-name="T12">.</text:span></text:p>
      <text:p text:style-name="P4"><text:span text:style-name="T14">3. </text:span>Animals – animals arrived - <text:span text:style-name="T15">need access to animal facility</text:span></text:p>
      <text:p text:style-name="P4"><text:span text:style-name="T15"/></text:p>
      <text:p text:style-name="P5">Sx Methods <text:s/>- https://doi.org/10.1016/j.physbeh.2025.115060</text:p>
      <text:p text:style-name="P6">1. <text:span text:style-name="T16">Prepare the Nanoject </text:span><text:span text:style-name="T17">+ pipette </text:span><text:span text:style-name="T16"><text:s/>Aspirate mineral oil to prevent air bubbles.</text:span></text:p>
      <text:p text:style-name="P7">2<text:span text:style-name="T18">a. Prepare viral aliquots – </text:span><text:span text:style-name="T19">100 ul of Rdlight1 and 100 ul of G</text:span><text:span text:style-name="T20">c</text:span><text:span text:style-name="T19">amP8f</text:span></text:p>
      <text:p text:style-name="P8">1<text:span text:style-name="T21">st</text:span> approach - August 27, 2025 --&gt; <text:span text:style-name="T22">take pure AAV Rdlight1 (1 ul) </text:span><text:span text:style-name="T23">and pure GcamP8f (1 ul)</text:span></text:p>
      <text:p text:style-name="P9">0.6 ul Rdlight1 + 0.4 ul GcaMP8f <text:s/>- Rt Hemisphere</text:p>
      <text:p text:style-name="P9">Lt hemisphere:</text:p>
      <text:p text:style-name="P9">option 1 <text:s/>more Rdlight1 =&gt; 0.7 ul Rdlight1 + 0.3 ul Gcamp8f. </text:p>
      <text:p text:style-name="P10">option 2 Rdlight 0.5 ul in VS and Gcamp8f 0.5 ul <text:span text:style-name="T24">in the DLS.</text:span></text:p>
      <text:p text:style-name="P9"/>
      <text:p text:style-name="P7"/>
      <text:p text:style-name="P11">Addgene does not recommend subjecting your viral preparation to multiple freeze/thaw cycles, as this can cause its degradation. However, if you plan to use it for multiple experiments: </text:p>
      <text:p text:style-name="P11"><text:span text:style-name="T25">i. </text:span>thaw the viral preparation,</text:p>
      <text:p text:style-name="P11"><text:span text:style-name="T25">ii. </text:span>aliquot the desired volume, and</text:p>
      <text:p text:style-name="P11"><text:span text:style-name="T25">iii. </text:span>snap-freeze in liquid nitrogen or a dry ice/ethanol bath before storing at -80 °C.</text:p>
      <text:p text:style-name="P11"/>
      <text:p text:style-name="P7"><text:span text:style-name="T18">2b. </text:span><text:s/>Take viral vector aliquots, <text:span text:style-name="T26">mix them well </text:span><text:span text:style-name="T27">(use centrifuge) – </text:span><text:span text:style-name="T18">How to mix them? </text:span><text:span text:style-name="T26">.</text:span></text:p>
      <text:p text:style-name="P12">3.</text:p>
      <text:p text:style-name="P12"/>
      <text:p text:style-name="P13"><text:span text:style-name="T28">“</text:span><text:span text:style-name="T29">Wild type mice (C57BL/6 J</text:span><text:span text:style-name="T30">; Jackson Laboratory strain #000664; 12–18 weeks of age) </text:span><text:span text:style-name="T31">300 nL</text:span><text:span text:style-name="T32"> of AAV2/9.Syn.RdLight1 </text:span><text:span text:style-name="T15">(CNP Viral Vector Core at the CERVO Research Center contribution) was injected (100 nL/min) at a depth of 3.7 mm below dura for NAc, 2.3 mm for DLS or 3.2 mm for VLS using a microsyringe pump (KD Scientific; Legato 111) connected to a </text:span><text:span text:style-name="T32">pulled glass injection needle</text:span><text:span text:style-name="T15"> (</text:span><text:span text:style-name="T33">100 μm tip</text:span><text:span text:style-name="T15">; Drummond Wiretrol II). Fiber optics (NAc and DLS: 400 μm diameter core, 0.5 NA; RWD Life Science Inc; VLS: 200 μm diameter core, 0.48 NA; Doric) were implanted 100 μm above the injection site and cemented to the skull using C&amp;B metabond (Parkell) along with a custom titanium headpost placed over lambda to allow for head fixation during recordings. </text:span><text:span text:style-name="T28">”</text:span></text:p>
      <text:p text:style-name="P14">Taniguchi et al., 2024 - <text:a xlink:type="simple" xlink:href="https://doi.org/10.7554/eLife.95694" text:style-name="Internet_20_link" text:visited-style-name="Visited_20_Internet_20_Link">https://doi.org/10.7554/eLife.95694</text:a></text:p>
      <text:p text:style-name="P14"/>
      <text:p text:style-name="P15">“For photometry recording of <text:span text:style-name="T34">dopamine</text:span> neurons, <text:span text:style-name="T35">DIO-GCaMP8f</text:span> was infused (<text:span text:style-name="T35">0.5 uL</text:span> at each target site for a total of <text:span text:style-name="T35">1 uL</text:span> per rat) at the following coordinates from Bregma: VTA: posterior -5.4mm, lateral +0.8, ventral -8.1; SNc: posterior -5.4mm, lateral -2.6, ventral -7.3. <text:soft-page-break/>To record <text:span text:style-name="T34">GABA</text:span> neurons, GAD1-cre and DIO-GCaMP8fwere co-infused (0.5uL each, for a total volume of 1uL per rat) into the VTA (posterior -5.4, lateral +0.8, ventral</text:p>
      <text:p text:style-name="P15">-8.1).”</text:p>
      <text:p text:style-name="P14">Poisson <text:span text:style-name="T36">et al., 2024 (preprint) - </text:span><text:a xlink:type="simple" xlink:href="https://doi.org/10.1101/2024.10.04.616744" text:style-name="Internet_20_link" text:visited-style-name="Visited_20_Internet_20_Link"><text:span text:style-name="T36">https://doi.org/10.1101/2024.10.04.616744</text:span></text:a></text:p>
      <text:p text:style-name="P14"/>
      <text:p text:style-name="P16"/>
      <text:p text:style-name="P16"/>
      <text:p text:style-name="P16">“The skull was then <text:span text:style-name="T35">leveled</text:span> (difference of dorsal-ventral (DV) <text:span text:style-name="T35">± 0.05</text:span> between bregma and lambda landmarks)</text:p>
      <text:p text:style-name="P16"/>
      <text:p text:style-name="P16"><text:span text:style-name="T37">A</text:span> hole for the injection and fiber optic placement was made using the following coordinates for the NAc: AP -1.45/-1.5, ML -0.9,<text:span text:style-name="T35"> DV -6.9</text:span>, mm relative to bregma). </text:p>
      <text:p text:style-name="P17">The dLight1.3b virus containing the construct for a fluorescent dopamine sensor (<text:span text:style-name="T35">1 μL</text:span> of ssAAV-9/2-hSyn1-chI-dLight1.3b-WPRE-bGHp(A); <text:span text:style-name="T35">7.9 × 10</text:span><text:span text:style-name="T38">12</text:span><text:span text:style-name="T35"> vg/ml</text:span>, Product v565-9; </text:p>
      <text:p text:style-name="P17">Viral Vector Core at UZH) was infused at an infusion rate of <text:span text:style-name="T35">100 nL/min for 10 min</text:span>, followed by a <text:span text:style-name="T35">10 min post-infusion</text:span> period to allow for diffusion before removing the needle.</text:p>
      <text:p text:style-name="P16"/>
      <text:p text:style-name="P16">The fiber optic was initially <text:span text:style-name="T35">lowered until -6.9 mm</text:span> and then raised back to <text:span text:style-name="T35">-6.8 mm</text:span>.</text:p>
      <text:p text:style-name="P16"/>
      <text:p text:style-name="P16">To fix the fiber optic cannula in place, an acrylic cement structure (cold-curing resin for metallographic testing, 500 mL liquid; Technovit® 4071, Kulzer Technik, DE) was built around the cannula and the<text:span text:style-name="T35"> four anchor screws</text:span>.”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0:00:06.106474513</meta:creation-date>
    <meta:generator>LibreOffice/24.8.7.2$Linux_X86_64 LibreOffice_project/480$Build-2</meta:generator>
    <dc:date>2025-08-22T00:50:54.751543627</dc:date>
    <meta:editing-duration>PT15H21M15S</meta:editing-duration>
    <meta:editing-cycles>42</meta:editing-cycles>
    <meta:document-statistic meta:table-count="0" meta:image-count="0" meta:object-count="0" meta:page-count="2" meta:paragraph-count="29" meta:word-count="586" meta:character-count="3594" meta:non-whitespace-character-count="3023"/>
  </office:meta>
</office:document-meta>
</file>